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1e0" officeooo:paragraph-rsid="000d21e0"/>
    </style:style>
    <style:style style:name="P2" style:family="paragraph" style:parent-style-name="Standard">
      <style:text-properties officeooo:rsid="001000a1" officeooo:paragraph-rsid="001000a1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000a1" officeooo:paragraph-rsid="001000a1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V files comparision</text:p>
      <text:p text:style-name="Standard"/>
      <text:p text:style-name="Standard"/>
      <text:p text:style-name="Standard"/>
      <text:p text:style-name="Standard">import csv</text:p>
      <text:p text:style-name="Standard"/>
      <text:p text:style-name="Standard">def validate_csv(file1, file2):</text:p>
      <text:p text:style-name="Standard"><text:s text:c="4"/># Open the first CSV file</text:p>
      <text:p text:style-name="Standard"><text:s text:c="4"/>with open(file1, 'r') as f1:</text:p>
      <text:p text:style-name="Standard"><text:s text:c="8"/>reader1 = csv.reader(f1)</text:p>
      <text:p text:style-name="Standard"><text:s text:c="8"/>rows1 = list(reader1)</text:p>
      <text:p text:style-name="Standard"><text:s text:c="4"/># Open the second CSV file</text:p>
      <text:p text:style-name="Standard"><text:s text:c="4"/>with open(file2, 'r') as f2:</text:p>
      <text:p text:style-name="Standard"><text:s text:c="8"/>reader2 = csv.reader(f2)</text:p>
      <text:p text:style-name="Standard"><text:s text:c="8"/>rows2 = list(reader2)</text:p>
      <text:p text:style-name="Standard"/>
      <text:p text:style-name="Standard"><text:s text:c="4"/># Compare the number of rows</text:p>
      <text:p text:style-name="Standard"><text:s text:c="4"/>if len(rows1) != len(rows2):</text:p>
      <text:p text:style-name="Standard"><text:s text:c="8"/>print("The number of rows in the two files do not match.")</text:p>
      <text:p text:style-name="Standard"><text:s text:c="8"/>return</text:p>
      <text:p text:style-name="Standard"/>
      <text:p text:style-name="Standard"><text:s text:c="4"/># Compare the number of columns</text:p>
      <text:p text:style-name="Standard"><text:s text:c="4"/>if len(rows1[0]) != len(rows2[0]):</text:p>
      <text:p text:style-name="Standard"><text:s text:c="8"/>print("The number of columns in the two files do not match.")</text:p>
      <text:p text:style-name="Standard"><text:s text:c="8"/>return</text:p>
      <text:p text:style-name="Standard"/>
      <text:p text:style-name="Standard"><text:s text:c="4"/># Compare the contents of each cell</text:p>
      <text:p text:style-name="Standard"><text:s text:c="4"/>for i in range(len(rows1)):</text:p>
      <text:p text:style-name="Standard"><text:s text:c="8"/>for j in range(len(rows1[0])):</text:p>
      <text:p text:style-name="Standard"><text:s text:c="12"/>if rows1[i][j] != rows2[i][j]:</text:p>
      <text:p text:style-name="Standard"><text:s text:c="16"/>print("Data mismatch at row {}, column {}".format(i+1, j+1))</text:p>
      <text:p text:style-name="Standard"><text:s text:c="16"/>return</text:p>
      <text:p text:style-name="Standard"/>
      <text:p text:style-name="Standard"><text:s text:c="4"/>print("The two files match.")</text:p>
      <text:p text:style-name="Standard"/>
      <text:p text:style-name="Standard"># Example usage</text:p>
      <text:p text:style-name="Standard">file1 = "file1.csv"</text:p>
      <text:p text:style-name="Standard">file2 = "file2.csv"</text:p>
      <text:p text:style-name="Standard">validate_csv(file1, file2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">Printing Not Matched Values</text:p>
      <text:p text:style-name="P2"/>
      <text:p text:style-name="P2">import pandas as pd</text:p>
      <text:p text:style-name="P2"/>
      <text:p text:style-name="P2">def validate_csv(file1, file2):</text:p>
      <text:p text:style-name="P2"><text:s text:c="4"/># Read the first CSV file into a DataFrame</text:p>
      <text:p text:style-name="P2"><text:s text:c="4"/>df1 = pd.read_csv(file1)</text:p>
      <text:p text:style-name="P2"><text:s text:c="4"/># Read the second CSV file into a DataFrame</text:p>
      <text:p text:style-name="P2"><text:s text:c="4"/>df2 = pd.read_csv(file2)</text:p>
      <text:p text:style-name="P2"/>
      <text:p text:style-name="P2"><text:s text:c="4"/># Compare the shape of the DataFrames (number of rows and columns)</text:p>
      <text:p text:style-name="P2"><text:s text:c="4"/>if df1.shape != df2.shape:</text:p>
      <text:p text:style-name="P2"><text:s text:c="8"/>print("The number of rows and columns in the two files do not match.")</text:p>
      <text:p text:style-name="P2"><text:s text:c="8"/>return</text:p>
      <text:p text:style-name="P2"/>
      <text:p text:style-name="P2"><text:s text:c="4"/># Compare the contents of each cell</text:p>
      <text:p text:style-name="P2"><text:s text:c="4"/>not_matched = df1[df1 != df2]</text:p>
      <text:p text:style-name="P2"><text:s text:c="4"/>if not_matched.empty:</text:p>
      <text:p text:style-name="P2"><text:s text:c="8"/>print("The two files match.")</text:p>
      <text:p text:style-name="P2"><text:s text:c="4"/>else:</text:p>
      <text:p text:style-name="P2"><text:s text:c="8"/>print("The following cells do not match:")</text:p>
      <text:p text:style-name="P2"><text:s text:c="8"/>print(not_matched)</text:p>
      <text:p text:style-name="P2"/>
      <text:p text:style-name="P2"># Example usage</text:p>
      <text:p text:style-name="P2">file1 = "cdn.csv"</text:p>
      <text:p text:style-name="P2">file2 = "cdn_old.csv"</text:p>
      <text:p text:style-name="P2">validate_csv(file1, file2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15:09:21.012104985</meta:creation-date>
    <dc:date>2023-01-27T15:18:07.339066173</dc:date>
    <meta:editing-duration>PT8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231" meta:character-count="1683" meta:non-whitespace-character-count="1264"/>
  </office:meta>
</office:document-meta>
</file>